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8A00000130FD7315FEF342BD52.png" manifest:media-type="image/png"/>
  <manifest:file-entry manifest:full-path="Pictures/10000201000002D100000037E0B20D098BF9A43E.png" manifest:media-type="image/png"/>
  <manifest:file-entry manifest:full-path="Pictures/10000201000002D80000013009AA84608ADADC03.png" manifest:media-type="image/png"/>
  <manifest:file-entry manifest:full-path="Pictures/100002010000020000000028381DE18105823334.png" manifest:media-type="image/png"/>
  <manifest:file-entry manifest:full-path="Pictures/10000201000003260000000F62866C3DDDAFED4C.png" manifest:media-type="image/png"/>
  <manifest:file-entry manifest:full-path="Pictures/10000201000002D4000001335E8AF663ED808552.png" manifest:media-type="image/png"/>
  <manifest:file-entry manifest:full-path="Pictures/10000201000001FF00000061BA0569C136BECD20.png" manifest:media-type="image/png"/>
  <manifest:file-entry manifest:full-path="Pictures/10000201000001FE00000049B25381D9263EAE5F.png" manifest:media-type="image/png"/>
  <manifest:file-entry manifest:full-path="Pictures/10000201000004AA000000DAF44DFAA7D470AC15.png" manifest:media-type="image/png"/>
  <manifest:file-entry manifest:full-path="Pictures/100002010000020200000064647F97F61E576A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ractice 7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Benjamin DAVID</text:p>
                <text:p>B202200022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2" draw:text-style-name="P2" draw:layer="layout" svg:width="22.098cm" svg:height="4.298cm" svg:x="3.048cm" svg:y="6.624cm">
          <draw:image xlink:href="Pictures/100002010000020200000064647F97F61E576A4F.png" xlink:type="simple" xlink:show="embed" xlink:actuate="onLoad" loext:mime-type="image/png">
            <text:p/>
          </draw:image>
        </draw:frame>
        <draw:frame draw:style-name="gr3" draw:text-style-name="P3" draw:layer="layout" svg:width="13.716cm" svg:height="0.962cm" svg:x="0.762cm" svg:y="0.508cm">
          <draw:text-box>
            <text:p>Example1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3" draw:text-style-name="P3" draw:layer="layout" svg:width="13.716cm" svg:height="0.962cm" svg:x="0.762cm" svg:y="0.508cm">
          <draw:text-box>
            <text:p>Example2</text:p>
          </draw:text-box>
        </draw:frame>
        <draw:frame draw:style-name="gr2" draw:text-style-name="P2" draw:layer="layout" svg:width="13.493cm" svg:height="1.93cm" svg:x="7.364cm" svg:y="6.885cm">
          <draw:image xlink:href="Pictures/10000201000001FE00000049B25381D9263EAE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3" draw:text-style-name="P3" draw:layer="layout" svg:width="13.716cm" svg:height="0.962cm" svg:x="0.762cm" svg:y="0.508cm">
          <draw:text-box>
            <text:p>Example3</text:p>
          </draw:text-box>
        </draw:frame>
        <draw:frame draw:style-name="gr2" draw:text-style-name="P2" draw:layer="layout" svg:width="18.679cm" svg:height="3.544cm" svg:x="4.689cm" svg:y="5.842cm">
          <draw:image xlink:href="Pictures/10000201000001FF00000061BA0569C136BECD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draw:style-name="gr3" draw:text-style-name="P3" draw:layer="layout" svg:width="13.716cm" svg:height="0.962cm" svg:x="0.762cm" svg:y="0.508cm">
          <draw:text-box>
            <text:p>Example4</text:p>
          </draw:text-box>
        </draw:frame>
        <draw:frame draw:style-name="gr2" draw:text-style-name="P2" draw:layer="layout" svg:width="24.808cm" svg:height="4.529cm" svg:x="1.354cm" svg:y="9.144cm">
          <draw:image xlink:href="Pictures/10000201000004AA000000DAF44DFAA7D470AC15.png" xlink:type="simple" xlink:show="embed" xlink:actuate="onLoad" loext:mime-type="image/png">
            <text:p/>
          </draw:image>
        </draw:frame>
        <draw:frame draw:style-name="gr3" draw:text-style-name="P3" draw:layer="layout" svg:width="13.716cm" svg:height="0.962cm" svg:x="1.778cm" svg:y="7.928cm">
          <draw:text-box>
            <text:p>Receiver</text:p>
          </draw:text-box>
        </draw:frame>
        <draw:frame draw:style-name="gr2" draw:text-style-name="P2" draw:layer="layout" svg:width="21.324cm" svg:height="0.396cm" svg:x="2.032cm" svg:y="6.096cm">
          <draw:image xlink:href="Pictures/10000201000003260000000F62866C3DDDAFED4C.png" xlink:type="simple" xlink:show="embed" xlink:actuate="onLoad" loext:mime-type="image/png">
            <text:p/>
          </draw:image>
        </draw:frame>
        <draw:frame draw:style-name="gr3" draw:text-style-name="P3" draw:layer="layout" svg:width="13.716cm" svg:height="0.962cm" svg:x="1.524cm" svg:y="4.372cm">
          <draw:text-box>
            <text:p>Sender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draw:style-name="gr3" draw:text-style-name="P3" draw:layer="layout" svg:width="13.716cm" svg:height="0.962cm" svg:x="0.762cm" svg:y="0.508cm">
          <draw:text-box>
            <text:p>Example5</text:p>
          </draw:text-box>
        </draw:frame>
        <draw:frame draw:style-name="gr2" draw:text-style-name="P2" draw:layer="layout" svg:width="12.843cm" svg:height="5.445cm" svg:x="0.544cm" svg:y="7.874cm">
          <draw:image xlink:href="Pictures/10000201000002D4000001335E8AF663ED808552.png" xlink:type="simple" xlink:show="embed" xlink:actuate="onLoad" loext:mime-type="image/png">
            <text:p/>
          </draw:image>
        </draw:frame>
        <draw:frame draw:style-name="gr2" draw:text-style-name="P2" draw:layer="layout" svg:width="12.192cm" svg:height="0.951cm" svg:x="0.762cm" svg:y="5.186cm">
          <draw:image xlink:href="Pictures/100002010000020000000028381DE18105823334.png" xlink:type="simple" xlink:show="embed" xlink:actuate="onLoad" loext:mime-type="image/png">
            <text:p/>
          </draw:image>
        </draw:frame>
        <draw:frame draw:style-name="gr2" draw:text-style-name="P2" draw:layer="layout" svg:width="12.775cm" svg:height="5.334cm" svg:x="14.291cm" svg:y="7.928cm">
          <draw:image xlink:href="Pictures/10000201000002D80000013009AA84608ADADC03.png" xlink:type="simple" xlink:show="embed" xlink:actuate="onLoad" loext:mime-type="image/png">
            <text:p/>
          </draw:image>
        </draw:frame>
        <draw:frame draw:style-name="gr2" draw:text-style-name="P2" draw:layer="layout" svg:width="12.555cm" svg:height="0.957cm" svg:x="14.224cm" svg:y="5.139cm">
          <draw:image xlink:href="Pictures/10000201000002D100000037E0B20D098BF9A43E.png" xlink:type="simple" xlink:show="embed" xlink:actuate="onLoad" loext:mime-type="image/png">
            <text:p/>
          </draw:image>
        </draw:frame>
        <draw:frame draw:style-name="gr3" draw:text-style-name="P3" draw:layer="layout" svg:width="13.716cm" svg:height="0.962cm" svg:x="0.762cm" svg:y="3.608cm">
          <draw:text-box>
            <text:p>Sender</text:p>
          </draw:text-box>
        </draw:frame>
        <draw:frame draw:style-name="gr3" draw:text-style-name="P3" draw:layer="layout" svg:width="13.716cm" svg:height="0.962cm" svg:x="0.762cm" svg:y="6.708cm">
          <draw:text-box>
            <text:p>Receiver</text:p>
          </draw:text-box>
        </draw:frame>
        <draw:frame draw:style-name="gr3" draw:text-style-name="P3" draw:layer="layout" svg:width="13.716cm" svg:height="0.962cm" svg:x="14.662cm" svg:y="3.608cm">
          <draw:text-box>
            <text:p>Sender Local Broadcast</text:p>
          </draw:text-box>
        </draw:frame>
        <draw:frame draw:style-name="gr3" draw:text-style-name="P3" draw:layer="layout" svg:width="13.716cm" svg:height="0.962cm" svg:x="14.762cm" svg:y="6.708cm">
          <draw:text-box>
            <text:p>Receiver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draw:style-name="gr3" draw:text-style-name="P3" draw:layer="layout" svg:width="13.716cm" svg:height="0.962cm" svg:x="0.762cm" svg:y="0.508cm">
          <draw:text-box>
            <text:p>Assignment</text:p>
          </draw:text-box>
        </draw:frame>
        <draw:frame draw:style-name="gr4" draw:text-style-name="P5" draw:layer="layout" svg:width="26.983cm" svg:height="4.899cm" svg:x="0.508cm" svg:y="9.398cm">
          <draw:image xlink:href="Pictures/100002010000068A00000130FD7315FEF342BD52.png" xlink:type="simple" xlink:show="embed" xlink:actuate="onLoad" loext:mime-type="image/png">
            <text:p/>
          </draw:image>
        </draw:frame>
        <draw:frame draw:style-name="gr3" draw:text-style-name="P3" draw:layer="layout" svg:width="13.716cm" svg:height="0.962cm" svg:x="1.27cm" svg:y="7.928cm">
          <draw:text-box>
            <text:p>Sender</text:p>
          </draw:text-box>
        </draw:frame>
        <draw:frame draw:style-name="gr3" draw:text-style-name="P3" draw:layer="layout" svg:width="13.716cm" svg:height="0.962cm" svg:x="9.906cm" svg:y="7.928cm">
          <draw:text-box>
            <text:p>Client 1</text:p>
          </draw:text-box>
        </draw:frame>
        <draw:frame draw:style-name="gr3" draw:text-style-name="P3" draw:layer="layout" svg:width="13.716cm" svg:height="0.962cm" svg:x="18.542cm" svg:y="7.928cm">
          <draw:text-box>
            <text:p>Client 2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09:38:03.982447151</meta:creation-date>
    <dc:date>2022-05-10T16:00:32.628466288</dc:date>
    <meta:editing-duration>PT14H41M23S</meta:editing-duration>
    <meta:editing-cycles>4</meta:editing-cycles>
    <meta:generator>LibreOffice/6.4.7.2$Linux_X86_64 LibreOffice_project/40$Build-2</meta:generator>
    <meta:document-statistic meta:object-count="62"/>
  </office:meta>
</office:document-meta>
</file>